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37">
      <style:table-cell-properties fo:background-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S92">
        <table:table-column table:style-name="co1" table:number-columns-repeated="19" table:default-cell-style-name="Default"/>
        <table:table-column table:style-name="co1" table:visibility="collapse" table:number-columns-repeated="16365" table:default-cell-style-name="Default"/>
        <table:table-row table:style-name="ro1">
          <table:table-cell office:value-type="string" calcext:value-type="string">
            <text:p>206ml</text:p>
          </table:table-cell>
          <table:table-cell office:value-type="string" calcext:value-type="string">
            <text:p>Kaffe</text:p>
          </table:table-cell>
          <table:table-cell office:value-type="string" calcext:value-type="string">
            <text:p>Kaffe m. Mjölk</text:p>
          </table:table-cell>
          <table:table-cell office:value-type="string" calcext:value-type="string">
            <text:p>Kaffe stark</text:p>
          </table:table-cell>
          <table:table-cell office:value-type="string" calcext:value-type="string">
            <text:p>Liten kaffe</text:p>
          </table:table-cell>
          <table:table-cell office:value-type="string" calcext:value-type="string">
            <text:p>Kaffe med Chailatte</text:p>
          </table:table-cell>
          <table:table-cell office:value-type="string" calcext:value-type="string">
            <text:p>Lungo</text:p>
          </table:table-cell>
          <table:table-cell office:value-type="string" calcext:value-type="string">
            <text:p>Stark Lungo</text:p>
          </table:table-cell>
          <table:table-cell office:value-type="string" calcext:value-type="string">
            <text:p>Lungo m. mjölk</text:p>
          </table:table-cell>
          <table:table-cell office:value-type="string" calcext:value-type="string">
            <text:p>Lungo m. Chai latte</text:p>
          </table:table-cell>
          <table:table-cell office:value-type="string" calcext:value-type="string">
            <text:p>Cappucino</text:p>
          </table:table-cell>
          <table:table-cell office:value-type="string" calcext:value-type="string">
            <text:p>Dubbel espresso</text:p>
          </table:table-cell>
          <table:table-cell office:value-type="string" calcext:value-type="string">
            <text:p>Espresso</text:p>
          </table:table-cell>
          <table:table-cell office:value-type="string" calcext:value-type="string">
            <text:p>Caffe Latte</text:p>
          </table:table-cell>
          <table:table-cell office:value-type="string" calcext:value-type="string">
            <text:p>Espresso Choko</text:p>
          </table:table-cell>
          <table:table-cell office:value-type="string" calcext:value-type="string">
            <text:p>Dirty Chailatte</text:p>
          </table:table-cell>
          <table:table-cell office:value-type="string" calcext:value-type="string">
            <text:p>Choklad </text:p>
          </table:table-cell>
          <table:table-cell office:value-type="string" calcext:value-type="string">
            <text:p>Chokomilk</text:p>
          </table:table-cell>
          <table:table-cell office:value-type="string" calcext:value-type="string">
            <text:p>Té</text:p>
          </table:table-cell>
          <table:table-cell table:number-columns-repeated="16365"/>
        </table:table-row>
        <table:table-row table:style-name="ro1">
          <table:table-cell table:style-name="ce1" office:value-type="date" office:date-value="2025-01-24" calcext:value-type="date">
            <text:p>01/24/2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5-01-25" calcext:value-type="date">
            <text:p>01/25/25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3" office:value-type="date" office:date-value="2025-01-26" calcext:value-type="date">
            <text:p>01/26/25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5-01-27" calcext:value-type="date">
            <text:p>01/27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1-28" calcext:value-type="date">
            <text:p>01/28/25</text:p>
          </table:table-cell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table:style-name="ce1" office:value-type="date" office:date-value="2025-01-29" calcext:value-type="date">
            <text:p>01/29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1-30" calcext:value-type="date">
            <text:p>01/30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1-31" calcext:value-type="date">
            <text:p>01/31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01" calcext:value-type="date">
            <text:p>02/01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02" calcext:value-type="date">
            <text:p>02/02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03" calcext:value-type="date">
            <text:p>02/03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04" calcext:value-type="date">
            <text:p>02/04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05" calcext:value-type="date">
            <text:p>02/05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06" calcext:value-type="date">
            <text:p>02/06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07" calcext:value-type="date">
            <text:p>02/07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08" calcext:value-type="date">
            <text:p>02/08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09" calcext:value-type="date">
            <text:p>02/09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10" calcext:value-type="date">
            <text:p>02/10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11" calcext:value-type="date">
            <text:p>02/11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12" calcext:value-type="date">
            <text:p>02/12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13" calcext:value-type="date">
            <text:p>02/13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14" calcext:value-type="date">
            <text:p>02/14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15" calcext:value-type="date">
            <text:p>02/15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16" calcext:value-type="date">
            <text:p>02/16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17" calcext:value-type="date">
            <text:p>02/17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18" calcext:value-type="date">
            <text:p>02/18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19" calcext:value-type="date">
            <text:p>02/19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20" calcext:value-type="date">
            <text:p>02/20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21" calcext:value-type="date">
            <text:p>02/21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22" calcext:value-type="date">
            <text:p>02/22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23" calcext:value-type="date">
            <text:p>02/23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24" calcext:value-type="date">
            <text:p>02/24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25" calcext:value-type="date">
            <text:p>02/25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26" calcext:value-type="date">
            <text:p>02/26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27" calcext:value-type="date">
            <text:p>02/27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28" calcext:value-type="date">
            <text:p>02/28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01" calcext:value-type="date">
            <text:p>03/01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02" calcext:value-type="date">
            <text:p>03/02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03" calcext:value-type="date">
            <text:p>03/03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04" calcext:value-type="date">
            <text:p>03/04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05" calcext:value-type="date">
            <text:p>03/05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06" calcext:value-type="date">
            <text:p>03/06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07" calcext:value-type="date">
            <text:p>03/07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08" calcext:value-type="date">
            <text:p>03/08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09" calcext:value-type="date">
            <text:p>03/09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10" calcext:value-type="date">
            <text:p>03/10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11" calcext:value-type="date">
            <text:p>03/11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12" calcext:value-type="date">
            <text:p>03/12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13" calcext:value-type="date">
            <text:p>03/13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14" calcext:value-type="date">
            <text:p>03/14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15" calcext:value-type="date">
            <text:p>03/15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16" calcext:value-type="date">
            <text:p>03/16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17" calcext:value-type="date">
            <text:p>03/17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18" calcext:value-type="date">
            <text:p>03/18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19" calcext:value-type="date">
            <text:p>03/19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20" calcext:value-type="date">
            <text:p>03/20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21" calcext:value-type="date">
            <text:p>03/21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22" calcext:value-type="date">
            <text:p>03/22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23" calcext:value-type="date">
            <text:p>03/23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24" calcext:value-type="date">
            <text:p>03/24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25" calcext:value-type="date">
            <text:p>03/25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26" calcext:value-type="date">
            <text:p>03/26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27" calcext:value-type="date">
            <text:p>03/27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28" calcext:value-type="date">
            <text:p>03/28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29" calcext:value-type="date">
            <text:p>03/29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30" calcext:value-type="date">
            <text:p>03/30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31" calcext:value-type="date">
            <text:p>03/31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01" calcext:value-type="date">
            <text:p>04/01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02" calcext:value-type="date">
            <text:p>04/02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03" calcext:value-type="date">
            <text:p>04/03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04" calcext:value-type="date">
            <text:p>04/04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05" calcext:value-type="date">
            <text:p>04/05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06" calcext:value-type="date">
            <text:p>04/06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07" calcext:value-type="date">
            <text:p>04/07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08" calcext:value-type="date">
            <text:p>04/08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09" calcext:value-type="date">
            <text:p>04/09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10" calcext:value-type="date">
            <text:p>04/10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11" calcext:value-type="date">
            <text:p>04/11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12" calcext:value-type="date">
            <text:p>04/12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13" calcext:value-type="date">
            <text:p>04/13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14" calcext:value-type="date">
            <text:p>04/14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15" calcext:value-type="date">
            <text:p>04/15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16" calcext:value-type="date">
            <text:p>04/16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17" calcext:value-type="date">
            <text:p>04/17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18" calcext:value-type="date">
            <text:p>04/18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19" calcext:value-type="date">
            <text:p>04/19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20" calcext:value-type="date">
            <text:p>04/20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21" calcext:value-type="date">
            <text:p>04/21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22" calcext:value-type="date">
            <text:p>04/22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23" calcext:value-type="date">
            <text:p>04/23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24" calcext:value-type="date">
            <text:p>04/24/25</text:p>
          </table:table-cell>
          <table:table-cell table:number-columns-repeated="16383"/>
        </table:table-row>
        <table:table-row table:style-name="ro1" table:visibility="collapse" table:number-rows-repeated="1048483">
          <table:table-cell table:number-columns-repeated="16384"/>
        </table:table-row>
        <table:table-row table:style-name="ro1" table:visibility="collapse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/00/0000</text:date>, <text:time style:data-style-name="N2" text:time-value="14:14:19.7464659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12:58:46.954891800</meta:creation-date>
    <dc:date>2025-01-28T14:17:34.759157381</dc:date>
    <meta:editing-duration>PT22M7S</meta:editing-duration>
    <meta:editing-cycles>4</meta:editing-cycles>
    <meta:generator>LibreOffice/24.2.7.2$Linux_X86_64 LibreOffice_project/420$Build-2</meta:generator>
    <meta:document-statistic meta:table-count="1" meta:cell-count="115" meta:object-count="0"/>
  </office:meta>
</office:document-meta>
</file>